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en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Real Issues with TLS </text:span><text:span text:style-name="T1"><text:line-break/></text:span><text:span text:style-name="T1">(and Fixes)</text:span></text:p>
            <text:p/>
            <text:p/>
            <text:p><text:span text:style-name="T2">Oh crap, the TLS ecosystem isn't near-perfect.</text:span></text:p>
            <text:p><text:span text:style-name="T2">Some people work on fixes. </text:span></text:p>
            <text:p><text:span text:style-name="T2">Others work on finding more problems.</text:span></text:p>
            <text:p><text:span text:style-name="T2"/></text:p>
            <text:p><text:span text:style-name="T2">That's life as a really popular security protoco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Hour(s)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ssues in rough age-order</text:p>
                <text:list>
                  <text:list-item>
                    <text:p>Weak key generation</text:p>
                  </text:list-item>
                  <text:list-item>
                    <text:p>CA screw-ups</text:p>
                  </text:list-item>
                  <text:list-item>
                    <text:p>Bleichenbacher</text:p>
                  </text:list-item>
                  <text:list-item>
                    <text:p>Re-negotiation</text:p>
                  </text:list-item>
                  <text:list-item>
                    <text:p>CA screw-ups </text:p>
                  </text:list-item>
                  <text:list-item>
                    <text:p>Weak key generation</text:p>
                  </text:list-item>
                  <text:list-item>
                    <text:p>Stuxnet/Flame</text:p>
                  </text:list-item>
                  <text:list-item>
                    <text:p>BEAST</text:p>
                  </text:list-item>
                  <text:list-item>
                    <text:p>CRIME</text:p>
                  </text:list-item>
                  <text:list-item>
                    <text:p>Lucky-13</text:p>
                  </text:list-item>
                </text:list>
              </text:list-item>
              <text:list-item>
                <text:p>More to come no doubt</text:p>
              </text:list-item>
              <text:list-item>
                <text:p>Some possible Futures for T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n't panic!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any issues have been found over the years with TLS implementations and a few issues with the protocol itself</text:p>
              </text:list-item>
              <text:list-item>
                <text:p>It is still far far easier to properly use TLS and get security than it is to re-invent TLS</text:p>
                <text:list>
                  <text:list-item>
                    <text:p>So use it!</text:p>
                  </text:list-item>
                  <text:list-item>
                    <text:p>But make sure you're using it prope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cient Crappy Key Genera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1996-era Netscape mucked up key generation</text:p>
                <text:list>
                  <text:list-header>
                    <text:p>http://www.cs.berkeley.edu/~daw/papers/ddj-netscape.html</text:p>
                  </text:list-header>
                </text:list>
              </text:list-item>
              <text:list-item>
                <text:p>Problem: TLS pre-master secret could be guessed</text:p>
                <text:list>
                  <text:list-item>
                    <text:p>Only really 47 bits of entropy and not 128</text:p>
                  </text:list-item>
                </text:list>
              </text:list-item>
              <text:list-item>
                <text:p>Fix: More entropy and better code</text:p>
                <text:list>
                  <text:list-item>
                    <text:p>No protocol chang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cient CA Screw-Up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2001, social engineering works then and now</text:p>
                <text:list>
                  <text:list-header>
                    <text:p>http://www.amug.org/~glguerin/opinion/revocation.html</text:p>
                  </text:list-header>
                </text:list>
              </text:list-item>
              <text:list-item>
                <text:p>VeriSign issued code-signing certs to someone who was not microsoft.com</text:p>
              </text:list-item>
              <text:list-item>
                <text:p>Fixes:</text:p>
                <text:list>
                  <text:list-item>
                    <text:p>VeriSign revoked certs</text:p>
                  </text:list-item>
                  <text:list-item>
                    <text:p>MSFT issued a patch:</text:p>
                    <text:list>
                      <text:list-header>
                        <text:p>http://technet.microsoft.com/en-us/security/bulletin/ms01-017</text:p>
                      </text:list-header>
                      <text:list-item>
                        <text:p>Interesting sign of how bad revocation really was (and is!), user-agents need patching for serious revocation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eichenbache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1998 Adaptive chosen ciphertext attack</text:p>
                <text:list>
                  <text:list-item>
                    <text:p>First of those afaik that was near-practical</text:p>
                  </text:list-item>
                  <text:list-item>
                    <text:p>Paper/ppt in course materials</text:p>
                  </text:list-item>
                </text:list>
              </text:list-item>
              <text:list-item>
                <text:p>Really an attack on PKCS#1 and not TLS</text:p>
                <text:list>
                  <text:list-item>
                    <text:p>But impacts TLS implemtentations</text:p>
                  </text:list-item>
                </text:list>
              </text:list-item>
              <text:list-item>
                <text:p>Problem: responding to bad padding too early in handshake</text:p>
              </text:list-item>
              <text:list-item>
                <text:p>Fixes: </text:p>
                <text:list>
                  <text:list-item>
                    <text:p>Don't do that – RFC 3218</text:p>
                  </text:list-item>
                  <text:list-item>
                    <text:p>Use OAEP – still not really done today because of “legacy” AP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-Negotia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009: lots of time passed!</text:p>
              </text:list-item>
              <text:list-item>
                <text:p>Problem: Re-negotiation new session not bound to initial TLS session</text:p>
                <text:list>
                  <text:list-item>
                    <text:p>MITM can force renego but URL from original session used with 2<text:span text:style-name="T3">nd</text:span> session's privileges</text:p>
                  </text:list-item>
                </text:list>
              </text:list-item>
              <text:list-item>
                <text:p>Fix: RFC 5746, developed in 3 months start to finish, a breaking backwards incompatible protocol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 Screw-Ups (1 - diginotar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2011, diginotar.nl were a public CA present in browser root stores</text:p>
                <text:list>
                  <text:list-header>
                    <text:p>https://en.wikipedia.org/wiki/DigiNotar</text:p>
                  </text:list-header>
                </text:list>
              </text:list-item>
              <text:list-item>
                <text:p>Someone hacks into diginotar servers, issues certificates for google.com, microsoft.com etc., abuses those certificates</text:p>
              </text:list-item>
              <text:list-item>
                <text:p>Weeks later diginotar confess and are kicked from browser root stores and go bust</text:p>
              </text:list-item>
              <text:list-item>
                <text:p>Problem: lack of NameConstraints or equivalent in web PKI</text:p>
              </text:list-item>
              <text:list-item>
                <text:p>Fixes: </text:p>
                <text:list>
                  <text:list-item>
                    <text:p>diginotar liquidated</text:p>
                  </text:list-item>
                  <text:list-item>
                    <text:p>NameConstraints: work-in-progress :-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 Screw-Ups (2 - “comodogate”)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2011 again, good/bad year for this</text:p>
              </text:list-item>
              <text:list-item>
                <text:p>Not Commodo's direct fault, but their responsibility</text:p>
                <text:list>
                  <text:list-header>
                    <text:p>http://www.theregister.co.uk/2011/03/28/comodo_gate_hacker_breaks_cover/</text:p>
                  </text:list-header>
                </text:list>
              </text:list-item>
              <text:list-item>
                <text:p>Comodo partner/RA hacked, certificate requests for google.com, microsoft.com etc., submitted from RA to CA and certificates issued</text:p>
              </text:list-item>
              <text:list-item>
                <text:p>Certificates revoked quickly but lack of sanity checks within CA infrastructure damaging</text:p>
              </text:list-item>
              <text:list-item>
                <text:p>Fixes:</text:p>
                <text:list>
                  <text:list-item>
                    <text:p>Commodo now do more sanity checking on requests from RAs</text:p>
                  </text:list-item>
                  <text:list-item>
                    <text:p>NameConstraints: work-in-progress :-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net-Scale Weak-Key Generation</text:p>
          </draw:text-box>
        </draw:frame>
        <draw:frame presentation:style-name="pr6" draw:layer="layout" svg:width="24.639cm" svg:height="12.18cm" svg:x="1.761cm" svg:y="5cm" presentation:class="outline" presentation:user-transformed="true">
          <draw:text-box>
            <text:list text:style-name="L2">
              <text:list-item>
                <text:p>2012 – Build DB of O(10^6) keys and look for problems...</text:p>
                <text:list>
                  <text:list-header>
                    <text:p>https://freedom-to-tinker.com/blog/nadiah/new-research-theres-no-need-panic-over-factorable-keys-just-mind-your-ps-and-qs/</text:p>
                  </text:list-header>
                </text:list>
              </text:list-item>
              <text:list-item>
                <text:p>Problem: many embedded devices generate keys before they have any real entropy on first boot; with RSA, 1<text:span text:style-name="T3">st</text:span> prime from pair likely to collide with someone else when there are millions of devices (TLS/SSH servers) visible on the Internet</text:p>
                <text:list>
                  <text:list-item>
                    <text:p>&gt;1% of 15 million keys had common factors</text:p>
                  </text:list-item>
                  <text:list-item>
                    <text:p>Common RSA modulus factors =&gt; easy to factor, GCD calculation is easy regardless of size</text:p>
                  </text:list-item>
                </text:list>
              </text:list-item>
              <text:list-item>
                <text:p>Fixes: </text:p>
                <text:list>
                  <text:list-item>
                    <text:p>More entropy (somehow;-)</text:p>
                  </text:list-item>
                  <text:list-item>
                    <text:p>Better code (somehow:-)</text:p>
                  </text:list-item>
                  <text:list-item>
                    <text:p>Checking protocol? Doesn't seem to have gtotten traction. </text:p>
                    <text:list>
                      <text:list-header>
                        <text:p>http://tools.ietf.org/html/draft-farrell-kc</text:p>
                      </text:list-header>
                    </text:list>
                  </text:list-item>
                </text:list>
              </text:list-item>
              <text:list-item>
                <text:p>Interesting thing:</text:p>
                <text:list>
                  <text:list-item>
                    <text:p>Building a DB of almost all public keys used on the public Internet is quite feasible</text:p>
                  </text:list-item>
                  <text:list-item>
                    <text:p>Now there's a thought! More on that la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uxnet/Flame – BIG Bad Actor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199x-201x: Stuxnet and Flame</text:p>
              </text:list-item>
              <text:list-item>
                <text:p>Stuxnet: involved compromised code-signing private keys</text:p>
              </text:list-item>
              <text:list-item>
                <text:p>Flame: Stuxnet + new MD5 prefix-collision attack for out of date Windows deployments + really really stupid conflation of different PKIs in MSFT ecosystem</text:p>
                <text:list>
                  <text:list-header>
                    <text:p>http://arstechnica.com/security/2012/06/flame-crypto-breakthrough/</text:p>
                  </text:list-header>
                  <text:list-item>
                    <text:p>Above is a bit overstated maybe on the “breakthrough” part</text:p>
                  </text:list-item>
                </text:list>
              </text:list-item>
              <text:list-item>
                <text:p>Problems: </text:p>
                <text:list>
                  <text:list-item>
                    <text:p>NameConstraints again, </text:p>
                  </text:list-item>
                  <text:list-item>
                    <text:p>Private key handling (stuxnet)</text:p>
                  </text:list-item>
                  <text:list-item>
                    <text:p>Outmoded PKIs (MD5 – sheesh!)</text:p>
                  </text:list-item>
                  <text:list-item>
                    <text:p>Major state actors have major resources and do not have the interests of the Internet at heart (at least for the parts of their organisations that create attacks)</text:p>
                  </text:list-item>
                </text:list>
              </text:list-item>
              <text:list-item>
                <text:p>Fixes:</text:p>
                <text:list>
                  <text:list-item>
                    <text:p>Do PKI better (we all wish;-)</text:p>
                  </text:list-item>
                  <text:list-item>
                    <text:p>Don't stick with crap algorithms like MD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AST – Back to TL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011 – BEAST </text:p>
                <text:list>
                  <text:list-header>
                    <text:p>http://www.ietf.org/proceedings/85/slides/slides-85-saag-1.pdf</text:p>
                  </text:list-header>
                </text:list>
              </text:list-item>
              <text:list-item>
                <text:p>BEAST combines active content on page with a network MITM who can passively watch to allow for cookie recovery within TLS</text:p>
                <text:list>
                  <text:list-item>
                    <text:p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p>
                  </text:list-item>
                  <text:list-item>
                    <text:p>Complicated – see the slides referenced above</text:p>
                  </text:list-item>
                </text:list>
              </text:list-item>
              <text:list-item>
                <text:p>Fix:</text:p>
                <text:list>
                  <text:list-item>
                    <text:p>Partly: Use TLS 1.2 and not earlier (few do tod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IME – TLS Compression Not So Good in the end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2012 – CRIME</text:p>
                <text:list>
                  <text:list-item>
                    <text:list>
                      <text:list-header>
                        <text:p>http://www.ietf.org/proceedings/85/slides/slides-85-saag-1.pdf</text:p>
                      </text:list-header>
                    </text:list>
                  </text:list-item>
                </text:list>
              </text:list-item>
              <text:list-item>
                <text:p>Easier than BEAST – if you compress things then they get smaller; that allows you to guess and detect good guesses from ciphertext size</text:p>
                <text:list>
                  <text:list-item>
                    <text:p>Feed back HTML to client with guesses, each embedded in an img reference and see which gets smaller; smaller one is the one that's been seen before so you've learned a character of a cookie; repeat for next characters</text:p>
                  </text:list-item>
                </text:list>
              </text:list-item>
              <text:list-item>
                <text:p>Fixes:</text:p>
                <text:list>
                  <text:list-item>
                    <text:p>Turn off compression</text:p>
                  </text:list-item>
                  <text:list-item>
                    <text:p>What to do for HTTP/2.0? work-in-prog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ucky-13 – CBC Problematic Again!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013 – Lucky-13 CBC timing side-channel</text:p>
                <text:list>
                  <text:list-header>
                    <text:p>http://www.isg.rhul.ac.uk/tls/Lucky13.html</text:p>
                  </text:list-header>
                </text:list>
              </text:list-item>
              <text:list-item>
                <text:p>CBC ciphersuites allow for a timing attack based on the size of HMAC-SHA1 input and timing on SHA1; millisecond differences bettwen good and bad padding expose plaintext</text:p>
              </text:list-item>
              <text:list-item>
                <text:p>Attack more practical against DTLS (UDP/connectionless) than TLS (TCP/connection-oriented)</text:p>
              </text:list-item>
              <text:list-item>
                <text:p>Fixes:</text:p>
                <text:list>
                  <text:list-item>
                    <text:p>Use TLS1.2 with AEAD ciphers</text:p>
                  </text:list-item>
                </text:list>
              </text:list-item>
              <text:list-item>
                <text:p>Of note:</text:p>
                <text:list>
                  <text:list-item>
                    <text:p>Researchers worked with vendors/standards community to get fixes out while resarch paper embargoed</text:p>
                  </text:list-item>
                  <text:list-item>
                    <text:p>Everyone loved 'em for t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C4 Problematic in TL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013, mid-March<text:tab/></text:p>
                <text:list>
                  <text:list-header>
                    <text:p>http://www.isg.rhul.ac.uk/tls/</text:p>
                  </text:list-header>
                </text:list>
              </text:list-item>
              <text:list-item>
                <text:p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p>
              </text:list-item>
              <text:list-item>
                <text:p>Fixes:</text:p>
                <text:list>
                  <text:list-item>
                    <text:p>Don't use RC4, upgrade to TLS 1.2 with AEAD ciphers</text:p>
                  </text:list-item>
                </text:list>
              </text:list-item>
              <text:list-item>
                <text:p>Of note:</text:p>
                <text:list>
                  <text:list-item>
                    <text:p>Same researchers as Lucky-13, same modus-operandi, same l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LS MITM Product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0xx-date: Vendors sell TLS MITM products for “corporate policy enforcement”</text:p>
                <text:list>
                  <text:list-header>
                    <text:p>http://directorblue.blogspot.ie/2006/07/think-your-ssl-traffic-is-secure-if.html</text:p>
                  </text:list-header>
                </text:list>
              </text:list-item>
              <text:list-item>
                <text:p>Reasons:</text:p>
                <text:list>
                  <text:list-item>
                    <text:p>Good: inbound malware scanning</text:p>
                  </text:list-item>
                  <text:list-item>
                    <text:p>Bad: everything else</text:p>
                  </text:list-item>
                </text:list>
              </text:list-item>
              <text:list-item>
                <text:p>Some CA operators “collaborated” with this bad practice:</text:p>
                <text:list>
                  <text:list-header>
                    <text:p>https://bugzilla.mozilla.org/show_bug.cgi?id=724929</text:p>
                  </text:list-header>
                </text:list>
              </text:list-item>
              <text:list-item>
                <text:p>Getting more common, but IETF have refused numerous vendor requests to standardise this behaviour</text:p>
              </text:list-item>
              <text:list-item>
                <text:p>Fixes: </text:p>
                <text:list>
                  <text:list-item>
                    <text:p>New PKI approaches/features that detect country-level misbehaviour will hit this</text:p>
                  </text:list-item>
                  <text:list-item>
                    <text:p>End-to-end uise of TLS for sped and avoiding advertising will hit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nowdoni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013 was fun</text:p>
              </text:list-item>
              <text:list-item>
                <text:p>Not here, more on Wednesday</text:p>
                <text:list>
                  <text:list-item>
                    <text:p>Dual-EC DBRG for example as part of BULLRU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iple Negotiation Bu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arch 2014, haven't read paper yet</text:p>
              </text:list-item>
              <text:list-item>
                <text:p>Seems to be a triple client-authenticated TLS negotiation can achieve the same as the TLS re-nego bu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 where are we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D)TLS is imperfect in various ways</text:p>
                <text:list>
                  <text:list-item>
                    <text:p>PKI name constraints and other imperfections</text:p>
                  </text:list-item>
                  <text:list-item>
                    <text:p>Too many TLS ciphersuites (with weaknesses)</text:p>
                  </text:list-item>
                  <text:list-item>
                    <text:p>Significant change takes years (before old bad code can be deleted)</text:p>
                  </text:list-item>
                </text:list>
              </text:list-item>
              <text:list-item>
                <text:p>(D)TLS is still the best bet for many things</text:p>
                <text:list>
                  <text:list-item>
                    <text:p>PKI is better than non-existent non-PKI (old-bad-but-existing-infrastructure often wins)</text:p>
                  </text:list-item>
                  <text:list-item>
                    <text:p>Plenty of good TLS ciphersuites esp. TLS 1.2 AEAD</text:p>
                  </text:list-item>
                  <text:list-item>
                    <text:p>Change only takes years because of succe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side: HTTP/2.0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TTP is definitely one of the most important protocols on the Internet</text:p>
              </text:list-item>
              <text:list-item>
                <text:p>HTTP/1.1 and earlier are not very efficient in various ways, e.g., header verbosity, head-of-line blocking</text:p>
              </text:list-item>
              <text:list-item>
                <text:p>HTTP/2.0 being developed now, based on SPDY, to make improvements (without semantic change vs. HTTP/1.1)</text:p>
              </text:list-item>
              <text:list-item>
                <text:p>Part of that work involves negotiation HTTP/2.0 usage and not HTTP/1.x usage</text:p>
                <text:list>
                  <text:list-item>
                    <text:p>Doing do without additional round-trips is a MUST</text:p>
                  </text:list-item>
                </text:list>
              </text:list-item>
              <text:list-item>
                <text:p>One important way to negotiate HTTP/2.0 will be via TLS handshake</text:p>
                <text:list>
                  <text:list-item>
                    <text:p>Claim: HTTP/TLS gives better speed and connectivity than cleartext HTTP!</text:p>
                  </text:list-item>
                  <text:list-item>
                    <text:p>Currently IETF TLS WG looking like it'll do this via “Application Layer Protocol Negotiation” (ALPN) as TLS handshake extension</text:p>
                    <text:list>
                      <text:list-header>
                        <text:p>http://tools.ietf.org/html/draft-friedl-tls-applayerprotoneg</text:p>
                      </text:list-header>
                    </text:list>
                  </text:list-item>
                </text:list>
              </text:list-item>
              <text:list-item>
                <text:p>Notes: <text:tab/></text:p>
                <text:list>
                  <text:list-item>
                    <text:p>This replaces TCP port numbers – architects faint!</text:p>
                  </text:list-item>
                  <text:list-item>
                    <text:p>This makes TLS criticial for deployment of HTTP/2.0</text:p>
                  </text:list-item>
                  <text:list-item>
                    <text:p>This annoys middlebox vendors/operators <text:s/>- Hmmmmmm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ings to do: TL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PN in TLS handshake for HTTP/2.0</text:p>
              </text:list-item>
              <text:list-item>
                <text:p>“Strict” TLS sites</text:p>
              </text:list-item>
              <text:list-item>
                <text:p>Key Pinning (more in a 'mo)</text:p>
              </text:list-item>
              <text:list-item>
                <text:p>Protection of TLS handshake elements</text:p>
                <text:list>
                  <text:list-item>
                    <text:p>Make TLS more like IKE and maybe simpler (for a while)</text:p>
                  </text:list-item>
                </text:list>
              </text:list-item>
              <text:list-item>
                <text:p>(Speculation!!!) Maybe a TLS 1.3 or 2.0 that first does D-H and then current TLS like stuff</text:p>
                <text:list>
                  <text:list-item>
                    <text:p>Hopefully with far fewer ciphersuites! </text:p>
                  </text:list-item>
                </text:list>
              </text:list-item>
              <text:list-item>
                <text:p>Probably some more things related to webrtcweb</text:p>
                <text:list>
                  <text:list-item>
                    <text:p>(D)TLS is mandatory-to-use there for some things</text:p>
                  </text:list-item>
                  <text:list-item>
                    <text:p>Mandatory-to-use is new and different from mandatory-to-implement, which is common for IET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rict TL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f a web site offers TLS then great, that's hard to spoof</text:p>
              </text:list-item>
              <text:list-item>
                <text:p>If however, I spoof that same content but witout TLS, user's won't notice</text:p>
                <text:list>
                  <text:list-item>
                    <text:p>“Studies” show users don't notice lock-icon, green URL bar, etc.</text:p>
                  </text:list-item>
                </text:list>
              </text:list-item>
              <text:list-item>
                <text:p>However, browser can notice that a site I normally access over TLS is now in clear</text:p>
                <text:list>
                  <text:list-item>
                    <text:p>While off, browser can't by itself know that's bad and users also can't know</text:p>
                  </text:list-item>
                </text:list>
              </text:list-item>
              <text:list-item>
                <text:p>But a few sites might be able to tell browser “once you've ever been here via TLS, you should never believe if you see this site in clear”</text:p>
                <text:list>
                  <text:list-item>
                    <text:p>For example, paypal.com seem keen on this</text:p>
                  </text:list-item>
                  <text:list-item>
                    <text:p>Creates potential new way to shoot oneself in the foot – turn on HSTS with the wrong key; sub-/parent-domain handling within same “administrative” domain</text:p>
                    <text:list>
                      <text:list-item>
                        <text:p>Sidebar: public-suffix list is a pain</text:p>
                      </text:list-item>
                    </text:list>
                  </text:list-item>
                </text:list>
              </text:list-item>
              <text:list-item>
                <text:p>New HTTP header: HSTS – HTTP Strict Transport Security (RFC 6797)</text:p>
                <text:list>
                  <text:list-item>
                    <text:p>Site says: TLS MUST be used to access this site (and optionally sub-domains) between now and now+timeout and browser MUST NOT allow cleartext access to the above</text:p>
                  </text:list-item>
                  <text:list-item>
                    <text:p>Newer HSTS headers win over old (pushes duration out to future indefinitely)</text:p>
                  </text:list-item>
                  <text:list-item>
                    <text:p>HSTS MUST be first seen over TLS of cour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LS Key Pinnin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rovide an HTTP header that allows browser to “pin” site TLS server certificate to one or two site public keys or CA public keys</text:p>
                <text:list>
                  <text:list-item>
                    <text:list>
                      <text:list-header>
                        <text:p>http://tools.ietf.org/html/draft-ietf-websec-key-pinning</text:p>
                      </text:list-header>
                    </text:list>
                  </text:list-item>
                </text:list>
              </text:list-item>
              <text:list-item>
                <text:p>Coarse-grained mitigation for NameConstraints issue</text:p>
              </text:list-item>
              <text:list-item>
                <text:p>Can allow site to “brick” itself</text:p>
              </text:list-item>
              <text:list-item>
                <text:p>Still work-in-progress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ings to Do: PKI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igure out a way to get over NameConstraints issue</text:p>
              </text:list-item>
              <text:list-item>
                <text:p>Current approaches: </text:p>
                <text:list>
                  <text:list-item>
                    <text:p>CAA <text:s/>- site tells CA which CA is ok</text:p>
                  </text:list-item>
                  <text:list-item>
                    <text:p>DANE – site tells client which key/CA is ok via DNS</text:p>
                    <text:list>
                      <text:list-item>
                        <text:p>Needs DNSSEC</text:p>
                      </text:list-item>
                    </text:list>
                  </text:list-item>
                  <text:list-item>
                    <text:p>Large DB of “ok” public keys used so browsers can cross-check PKI but also so sites can check if someone else claims to be them</text:p>
                    <text:list>
                      <text:list-item>
                        <text:p>Various “large DB” approaches – which will pan out is TBD</text:p>
                      </text:list-item>
                      <text:list-item>
                        <text:p>Right now, CT looks “best” maybe, but we'll s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AA – Certification Authority Authorization</text:p>
          </draw:text-box>
        </draw:frame>
        <draw:frame presentation:style-name="pr6" draw:text-style-name="P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f a site publishes the list of CAs with which it wants to do business, then other (non-stupid) CAs can detect some badness that might currently pass unnoticed</text:p>
                <text:list>
                  <text:list-item>
                    <text:p>Some compromised RA asks company-CA to issue certificate for example.com but example.com has publicly said they get certs from Foo and Bar CAs only</text:p>
                  </text:list-item>
                  <text:list-item>
                    <text:p>RFC 6844, very new, have to see if gets deploy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NE – DNS based Authentication of Named Entiti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Allows for addition of TLS server certificate information to DNS</text:p>
                <text:list>
                  <text:list-item>
                    <text:p>RFC 6698</text:p>
                  </text:list-item>
                </text:list>
              </text:list-item>
              <text:list-item>
                <text:p>REQUIRES DNSSEC for security</text:p>
                <text:list>
                  <text:list-item>
                    <text:p>Without DNSSEC DANE would make TLS security worse</text:p>
                  </text:list-item>
                </text:list>
              </text:list-item>
              <text:list-item>
                <text:p>TLSA RR (new) can contain (hash of) site or CA keys for a given TLS server/service in various combinations</text:p>
              </text:list-item>
              <text:list-item>
                <text:p>Web deployment not really happening so far</text:p>
                <text:list>
                  <text:list-item>
                    <text:p>Browsers don't seem to like it for various reasons</text:p>
                  </text:list-item>
                  <text:list-item>
                    <text:p>Could be a good idea whose time has yet to come</text:p>
                  </text:list-item>
                </text:list>
              </text:list-item>
              <text:list-item>
                <text:p>Work ongoing to see if useful for SMTP (MTA&lt;-&gt;MTA securit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arge DB of Public Key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EFF SSL Observatory</text:p>
                <text:list>
                  <text:list-header>
                    <text:p>https://www.eff.org/observatory</text:p>
                  </text:list-header>
                </text:list>
              </text:list-item>
              <text:list-item>
                <text:p>Approaches that touch clients:</text:p>
                <text:list>
                  <text:list-item>
                    <text:p>Convergence/Perspectives</text:p>
                    <text:list>
                      <text:list-header>
                        <text:p>http://convergence.io/details.html</text:p>
                      </text:list-header>
                    </text:list>
                  </text:list-item>
                  <text:list-item>
                    <text:p>SovereignKeys</text:p>
                    <text:list>
                      <text:list-header>
                        <text:p>https://www.eff.org/sovereign-keys</text:p>
                      </text:list-header>
                    </text:list>
                  </text:list-item>
                  <text:list-item>
                    <text:p>Certificate Transparency</text:p>
                    <text:list>
                      <text:list-header>
                        <text:p>http://www.certificate-transparency.org/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LS and PKI are and will continue to be attacked</text:p>
                <text:list>
                  <text:list-item>
                    <text:p>The most commonly used end-to-end security mechanism is an attractive target for researchers and bad actors</text:p>
                  </text:list-item>
                </text:list>
              </text:list-item>
              <text:list-item>
                <text:p>20 years of experience seems to show</text:p>
                <text:list>
                  <text:list-item>
                    <text:p>TLS is robust enough and can evolve slowly</text:p>
                  </text:list-item>
                  <text:list-item>
                    <text:p>Evolution is too slow esp., for deployment</text:p>
                  </text:list-item>
                  <text:list-item>
                    <text:p>TLS is too hard to use properly for some application developers</text:p>
                  </text:list-item>
                </text:list>
              </text:list-item>
              <text:list-item>
                <text:p>Don't panic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</meta:initial-creator>
    <meta:creation-date>2013-04-01T21:05:34</meta:creation-date>
    <dc:date>2014-03-31T16:20:48.303022949</dc:date>
    <dc:creator>stephen </dc:creator>
    <meta:editing-duration>PT5H11M6S</meta:editing-duration>
    <meta:editing-cycles>113</meta:editing-cycles>
    <meta:generator>LibreOffice/4.1.3.2$Linux_X86_64 LibreOffice_project/410m0$Build-2</meta:generator>
    <meta:document-statistic meta:object-count="132"/>
  </office:meta>
</office:document-meta>
</file>